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63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6"/>
        </table:table-row>
        <table:table-row table:style-name="ro2">
          <table:table-cell/>
          <table:table-cell office:value-type="string">
            <text:p>wz</text:p>
          </table:table-cell>
          <table:table-cell office:value-type="string">
            <text:p>Nap gaz [V]</text:p>
          </table:table-cell>
          <table:table-cell office:value-type="string">
            <text:p>wzmocn </text:p>
          </table:table-cell>
          <table:table-cell office:value-type="string">
            <text:p>wzmoc</text:p>
          </table:table-cell>
          <table:table-cell office:value-type="string">
            <text:p>stosune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500">
            <text:p>1500</text:p>
          </table:table-cell>
          <table:table-cell office:value-type="float" office:value="2.1">
            <text:p>2,1</text:p>
          </table:table-cell>
          <table:table-cell table:formula="of:=[.B6]*(1+0.2*[.D6])" office:value-type="float" office:value="56.8">
            <text:p>56,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480">
            <text:p>1480</text:p>
          </table:table-cell>
          <table:table-cell office:value-type="float" office:value="4.9">
            <text:p>4,9</text:p>
          </table:table-cell>
          <table:table-cell table:formula="of:=[.B7]*(1+0.2*[.D7])" office:value-type="float" office:value="79.2">
            <text:p>79,2</text:p>
          </table:table-cell>
          <table:table-cell table:style-name="ce1" table:formula="of:=[.E7]/[.$E$6]" office:value-type="float" office:value="1.3943661971831">
            <text:p>1,3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460">
            <text:p>1460</text:p>
          </table:table-cell>
          <table:table-cell office:value-type="float" office:value="6.1">
            <text:p>6,1</text:p>
          </table:table-cell>
          <table:table-cell table:formula="of:=[.B8]*(1+0.2*[.D8])" office:value-type="float" office:value="88.8">
            <text:p>88,8</text:p>
          </table:table-cell>
          <table:table-cell table:style-name="ce1" table:formula="of:=[.E8]/[.$E$6]" office:value-type="float" office:value="1.56338028169014">
            <text:p>1,56</text:p>
          </table:table-cell>
          <table:table-cell table:number-columns-repeated="2"/>
          <table:table-cell office:value-type="string">
            <text:p>żelazo</text:p>
          </table:table-cell>
          <table:table-cell table:number-columns-repeated="2"/>
          <table:table-cell office:value-type="string">
            <text:p>miedz</text:p>
          </table:table-cell>
          <table:table-cell table:number-columns-repeated="2"/>
          <table:table-cell office:value-type="string">
            <text:p>ołow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440">
            <text:p>1440</text:p>
          </table:table-cell>
          <table:table-cell office:value-type="float" office:value="8.9">
            <text:p>8,9</text:p>
          </table:table-cell>
          <table:table-cell table:formula="of:=[.B9]*(1+0.2*[.D9])" office:value-type="float" office:value="111.2">
            <text:p>111,2</text:p>
          </table:table-cell>
          <table:table-cell table:style-name="ce1" table:formula="of:=[.E9]/[.$E$6]" office:value-type="float" office:value="1.95774647887324">
            <text:p>1,9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1400">
            <text:p>1400</text:p>
          </table:table-cell>
          <table:table-cell office:value-type="float" office:value="5.4">
            <text:p>5,4</text:p>
          </table:table-cell>
          <table:table-cell table:formula="of:=[.B10]*(1+0.2*[.D10])" office:value-type="float" office:value="166.4">
            <text:p>166,4</text:p>
          </table:table-cell>
          <table:table-cell table:style-name="ce1" table:formula="of:=[.E10]/[.$E$6]" office:value-type="float" office:value="2.92957746478873">
            <text:p>2,93</text:p>
          </table:table-cell>
          <table:table-cell table:number-columns-repeated="2"/>
          <table:table-cell office:value-type="string">
            <text:p>Centeroid</text:p>
          </table:table-cell>
          <table:table-cell office:value-type="float" office:value="411.42">
            <text:p>411,42</text:p>
          </table:table-cell>
          <table:table-cell/>
          <table:table-cell office:value-type="string">
            <text:p>Centeroid</text:p>
          </table:table-cell>
          <table:table-cell office:value-type="float" office:value="516.59">
            <text:p>516,59</text:p>
          </table:table-cell>
          <table:table-cell/>
          <table:table-cell office:value-type="string">
            <text:p>Centeroid</text:p>
          </table:table-cell>
          <table:table-cell office:value-type="float" office:value="668.27">
            <text:p>668,27</text:p>
          </table:table-cell>
        </table:table-row>
        <table:table-row table:style-name="ro2">
          <table:table-cell/>
          <table:table-cell office:value-type="float" office:value="160">
            <text:p>160</text:p>
          </table:table-cell>
          <table:table-cell office:value-type="float" office:value="1360">
            <text:p>1360</text:p>
          </table:table-cell>
          <table:table-cell office:value-type="float" office:value="3.8">
            <text:p>3,8</text:p>
          </table:table-cell>
          <table:table-cell table:formula="of:=[.B11]*(1+0.2*[.D11])" office:value-type="float" office:value="281.6">
            <text:p>281,6</text:p>
          </table:table-cell>
          <table:table-cell table:style-name="ce1" table:formula="of:=[.E11]/[.$E$6]" office:value-type="float" office:value="4.95774647887324">
            <text:p>4,96</text:p>
          </table:table-cell>
          <table:table-cell table:number-columns-repeated="2"/>
          <table:table-cell office:value-type="string">
            <text:p>Pole netto</text:p>
          </table:table-cell>
          <table:table-cell office:value-type="float" office:value="227140">
            <text:p>227140</text:p>
          </table:table-cell>
          <table:table-cell/>
          <table:table-cell office:value-type="string">
            <text:p>pole netoo</text:p>
          </table:table-cell>
          <table:table-cell office:value-type="float" office:value="271701">
            <text:p>271701</text:p>
          </table:table-cell>
          <table:table-cell/>
          <table:table-cell office:value-type="string">
            <text:p>pole netoo</text:p>
          </table:table-cell>
          <table:table-cell office:value-type="float" office:value="26325">
            <text:p>26325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320">
            <text:p>1320</text:p>
          </table:table-cell>
          <table:table-cell office:value-type="float" office:value="7">
            <text:p>7</text:p>
          </table:table-cell>
          <table:table-cell table:formula="of:=[.B12]*(1+0.2*[.D12])" office:value-type="float" office:value="384">
            <text:p>384</text:p>
          </table:table-cell>
          <table:table-cell table:style-name="ce1" table:formula="of:=[.E12]/[.$E$6]" office:value-type="float" office:value="6.76056338028169">
            <text:p>6,76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100s</text:p>
          </table:table-cell>
          <table:table-cell/>
          <table:table-cell office:value-type="string">
            <text:p>t</text:p>
          </table:table-cell>
          <table:table-cell office:value-type="string">
            <text:p>100s</text:p>
          </table:table-cell>
          <table:table-cell/>
          <table:table-cell office:value-type="string">
            <text:p>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table:formula="of:=[.B13]*(1+0.2*[.D13])" office:value-type="float" office:value="576">
            <text:p>576</text:p>
          </table:table-cell>
          <table:table-cell table:style-name="ce1" table:formula="of:=[.E13]/[.$E$6]" office:value-type="float" office:value="10.1408450704225">
            <text:p>10,1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1240">
            <text:p>1240</text:p>
          </table:table-cell>
          <table:table-cell office:value-type="float" office:value="8">
            <text:p>8</text:p>
          </table:table-cell>
          <table:table-cell table:formula="of:=[.B14]*(1+0.2*[.D14])" office:value-type="float" office:value="832">
            <text:p>832</text:p>
          </table:table-cell>
          <table:table-cell table:style-name="ce1" table:formula="of:=[.E14]/[.$E$6]" office:value-type="float" office:value="14.6478873239437">
            <text:p>14,6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0">
            <text:p>640</text:p>
          </table:table-cell>
          <table:table-cell office:value-type="float" office:value="1220">
            <text:p>1220</text:p>
          </table:table-cell>
          <table:table-cell office:value-type="float" office:value="4.3">
            <text:p>4,3</text:p>
          </table:table-cell>
          <table:table-cell table:formula="of:=[.B15]*(1+0.2*[.D15])" office:value-type="float" office:value="1190.4">
            <text:p>1190,4</text:p>
          </table:table-cell>
          <table:table-cell table:style-name="ce1" table:formula="of:=[.E15]/[.$E$6]" office:value-type="float" office:value="20.9577464788732">
            <text:p>20,9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40">
            <text:p>640</text:p>
          </table:table-cell>
          <table:table-cell office:value-type="float" office:value="1200">
            <text:p>1200</text:p>
          </table:table-cell>
          <table:table-cell office:value-type="float" office:value="5.9">
            <text:p>5,9</text:p>
          </table:table-cell>
          <table:table-cell table:formula="of:=[.B16]*(1+0.2*[.D16])" office:value-type="float" office:value="1395.2">
            <text:p>1395,2</text:p>
          </table:table-cell>
          <table:table-cell table:style-name="ce1" table:formula="of:=[.E16]/[.$E$6]" office:value-type="float" office:value="24.5633802816901">
            <text:p>24,56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>
            <draw:frame table:end-cell-address="Arkusz1.N41" table:end-x="1.104cm" table:end-y="0.409cm" draw:z-index="0" draw:style-name="gr1" draw:text-style-name="P1" svg:width="15.999cm" svg:height="8.999cm" svg:x="0.911cm" svg:y="0.414cm">
              <draw:object draw:notify-on-update-of-ranges="Arkusz1.D25:Arkusz1.D25 Arkusz1.D26:Arkusz1.D28 Arkusz1.E25:Arkusz1.E25 Arkusz1.E26:Arkusz1.E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Pole </text:p>
          </table:table-cell>
          <table:table-cell office:value-type="string">
            <text:p>%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86885">
            <text:p>868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10192">
            <text:p>11019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19196">
            <text:p>119196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" table:formula="of:=([.E29]-[.F45])/[.F44]" office:value-type="float" office:value="8.34875115633673">
            <text:p>8,35</text:p>
          </table:table-cell>
          <table:table-cell office:value-type="float" office:value="110323">
            <text:p>110323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float" office:value="86885">
            <text:p>86885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192">
            <text:p>11019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9196">
            <text:p>119196</text:p>
          </table:table-cell>
          <table:table-cell office:value-type="float" office:value="11">
            <text:p>1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0323">
            <text:p>110323</text:p>
          </table:table-cell>
          <table:table-cell table:number-columns-repeated="12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float" office:value="3632.16">
            <text:p>3632,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office:value-type="float" office:value="79999">
            <text:p>79999</text:p>
          </table:table-cell>
          <table:table-cell table:number-columns-repeated="10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6.05.2015</text:date>, <text:time>16:31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5-06T14:21:44</meta:creation-date>
    <meta:generator>OpenOffice/4.1.1$Unix OpenOffice.org_project/411m6$Build-9775</meta:generator>
    <dc:date>2015-05-06T16:31:17</dc:date>
    <dc:creator>Axel Zuziak</dc:creator>
    <meta:editing-duration>PT2H9M34S</meta:editing-duration>
    <meta:editing-cycles>8</meta:editing-cycles>
    <meta:document-statistic meta:table-count="3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6cm" svg:y="3.949cm" style:legend-expansion="high" chart:style-name="ch2"/>
        <chart:plot-area chart:style-name="ch3" table:cell-range-address="Arkusz1.D25:Arkusz1.E28" chart:data-source-has-labels="both" svg:x="0.77cm" svg:y="0.855cm" svg:width="11.406cm" svg:height="7.545cm">
          <chartooo:coordinate-region svg:x="2.201cm" svg:y="1.056cm" svg:width="9.773cm" svg:height="6.694cm"/>
          <chart:axis chart:dimension="x" chart:name="primary-x" chart:style-name="ch4" chartooo:axis-type="auto">
            <chart:categories table:cell-range-address="Arkusz1.D26:Arkusz1.D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E26:Arkusz1.E28" chart:label-cell-address="Arkusz1.E25:Arkusz1.E25" chart:class="chart:scatter">
            <chart:domain table:cell-range-address="Arkusz1.D26:Arkusz1.D28"/>
            <chart:regression-curve chart:style-name="ch7">
              <chart:equation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Arkusz1.E25:Arkusz1.E2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Arkusz1.D26:Arkusz1.D28</svg:desc>
                </draw:g>
              </table:table-cell>
              <table:table-cell office:value-type="float" office:value="86885">
                <text:p>86885</text:p>
                <draw:g>
                  <svg:desc>Arkusz1.E26:Arkusz1.E2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0192">
                <text:p>1101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9196">
                <text:p>119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